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kScoreConfigUtil.getJunkScore(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unkScoreConfigUtil.isValidJunkScoreConfig(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